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2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0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" fo:font-size="33pt" fo:font-weight="bold" style:font-size-asian="33pt" style:font-weight-asian="bold" style:font-size-complex="33pt" style:font-weight-complex="bold"/>
    </style:style>
    <style:style style:name="T7" style:family="text">
      <style:text-properties style:font-name="Segoe U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2cm" svg:x="1.778cm" svg:y="0.762cm">
          <draw:text-box>
            <text:p text:style-name="P1"><text:span text:style-name="T1">Hymn #757</text:span></text:p>
            <text:p text:style-name="P1"><text:span text:style-name="T2">”</text:span><text:span text:style-name="T2">Lord, It Belongs Not to My Ca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1.</text:span><text:span text:style-name="T4"> Lord, it belongs not to my care</text:span></text:p>
            <text:p text:style-name="P1"><text:span text:style-name="T4">Whether I die or live;</text:span></text:p>
            <text:p text:style-name="P1"><text:span text:style-name="T4">To love and serve Thee is my share,</text:span></text:p>
            <text:p text:style-name="P1"><text:span text:style-name="T4">And this Thy grace must g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2.</text:span><text:span text:style-name="T4"> If life be long, I will be glad</text:span></text:p>
            <text:p text:style-name="P1"><text:span text:style-name="T4">That I may long obey;</text:span></text:p>
            <text:p text:style-name="P1"><text:span text:style-name="T4">If short, yet why should I be sad</text:span></text:p>
            <text:p text:style-name="P1"><text:span text:style-name="T4">To soar to endless da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4" draw:layer="layout" svg:width="25.146cm" svg:height="6.913cm" svg:x="1.27cm" svg:y="0.762cm">
          <draw:text-box>
            <text:p text:style-name="P1"><text:span text:style-name="T3">3. </text:span><text:span text:style-name="T5">Christ leads me through no darker rooms</text:span></text:p>
            <text:p text:style-name="P1"><text:span text:style-name="T4">Than He went through before;</text:span></text:p>
            <text:p text:style-name="P1"><text:span text:style-name="T4">He that unto God’s kingdom comes</text:span></text:p>
            <text:p text:style-name="P1"><text:span text:style-name="T4">Must enter by this do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4" draw:layer="layout" svg:width="25.908cm" svg:height="8.505cm" svg:x="0.979cm" svg:y="0.874cm">
          <draw:text-box>
            <text:p text:style-name="P1"><text:span text:style-name="T3">4. </text:span><text:span text:style-name="T6">Come, Lord, when grace has made me meet</text:span></text:p>
            <text:p text:style-name="P1"><text:span text:style-name="T4">Thy blessèd face to see;</text:span></text:p>
            <text:p text:style-name="P1"><text:span text:style-name="T4">For if Thy work on earth be sweet,</text:span></text:p>
            <text:p text:style-name="P1"><text:span text:style-name="T4">What will Thy glory b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4" draw:layer="layout" svg:width="25.908cm" svg:height="8.505cm" svg:x="0.979cm" svg:y="0.874cm">
          <draw:text-box>
            <text:p text:style-name="P1"><text:span text:style-name="T3">5.</text:span><text:span text:style-name="T4"> Then shall I end my sad complaints</text:span></text:p>
            <text:p text:style-name="P1"><text:span text:style-name="T4">And weary, sinful days</text:span></text:p>
            <text:p text:style-name="P1"><text:span text:style-name="T4">And join with the triumphant saints</text:span></text:p>
            <text:p text:style-name="P1"><text:span text:style-name="T4">Who sing my Savior’s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4" draw:layer="layout" svg:width="25.908cm" svg:height="10.755cm" svg:x="0.979cm" svg:y="0.874cm">
          <draw:text-box>
            <text:p text:style-name="P1"><text:span text:style-name="T3">6.</text:span><text:span text:style-name="T4"> My knowledge of that life is small,</text:span></text:p>
            <text:p text:style-name="P1"><text:span text:style-name="T4">The eye of faith is dim;</text:span></text:p>
            <text:p text:style-name="P1"><text:span text:style-name="T4">But ’tis enough that Christ knows all,</text:span></text:p>
            <text:p text:style-name="P1"><text:span text:style-name="T4">And I shall be with Him.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5:07:07.395000000</meta:creation-date>
    <dc:date>2017-03-31T10:55:18.109000000</dc:date>
    <meta:editing-duration>PT2M13S</meta:editing-duration>
    <meta:editing-cycles>4</meta:editing-cycles>
    <meta:generator>LibreOffice/5.2.6.2$Windows_X86_64 LibreOffice_project/a3100ed2409ebf1c212f5048fbe377c281438fdc</meta:generator>
    <meta:document-statistic meta:object-count="42"/>
  </office:meta>
</office:document-meta>
</file>